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JGCacheManager.createMonitor( ILateralCacheManager insta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teralJGCacheManager.LateralJGCacheManager( ILateralCacheAttributes lcaA , ICompositeCacheManager cacheMg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LateralJGCacheManager.getInstance( ILateralCacheAttributes lca , ICompositeCacheManager cacheMg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ateralJGCacheManager.getCache( String cach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LateralJGCacheManager.fixServ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teralJGCacheManager.get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JGCacheManager.addLateralCacheListener( String cacheName , ILateralCach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